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list-style-name="L1"/>
    <style:style style:name="P2" style:family="paragraph" style:list-style-name="L2"/>
    <style:style style:name="P3" style:family="paragraph" style:list-style-name="L3"/>
    <style:style style:name="P4" style:family="paragraph" style:list-style-name="L4"/>
    <style:style style:name="P5" style:family="paragraph" style:list-style-name="L5"/>
    <style:style style:name="P6" style:family="paragraph" style:list-style-name="L6"/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Parte Práctica: Instalación de Debian y Gestión de Particiones</text:span></text:p>
      <text:p text:style-name="Text_20_body"><text:span text:style-name="Strong_20_Emphasis">Objetivos:</text:span></text:p>
      <text:list text:style-name="L4">
        <text:list-item>
          <text:p text:style-name="Text_20_body">Instalar el sistema operativo Debian.</text:p>
        </text:list-item>
        <text:list-item>
          <text:p text:style-name="Text_20_body">Crear y administrar particiones en el disco duro.</text:p>
        </text:list-item>
      </text:list>
      <text:p text:style-name="Text_20_body"><text:span text:style-name="Strong_20_Emphasis">Instrucciones Detalladas:</text:span></text:p>
      <text:list text:style-name="L5">
        <text:list-item>
          <text:p text:style-name="Text_20_body"><text:span text:style-name="Strong_20_Emphasis">Preparación:</text:span></text:p>
          <text:list>
            <text:list-item>
              <text:p text:style-name="Text_20_body">Descargar la imagen de instalación de Debian desde el sitio web oficial.</text:p>
            </text:list-item>
            <text:list-item>
              <text:p text:style-name="Text_20_body">Preparar un dispositivo USB booteable con la imagen de Debian.</text:p>
            </text:list-item>
            <text:list-item>
              <text:p text:style-name="Text_20_body">Asegurarse de que cada equipo a utilizar está listo para la instalación (conexión a internet, acceso a BIOS/UEFI, etc.).</text:p>
            </text:list-item>
          </text:list>
        </text:list-item>
        <text:list-item>
          <text:p text:style-name="Text_20_body"><text:span text:style-name="Strong_20_Emphasis">Instalación de Debian:</text:span></text:p>
          <text:list>
            <text:list-item>
              <text:p text:style-name="Text_20_body">Iniciar el equipo desde el dispositivo USB booteable.</text:p>
            </text:list-item>
            <text:list-item>
              <text:p text:style-name="Text_20_body">Seguir el proceso de instalación de Debian, asegurándose de seleccionar las opciones estándar para un entorno de escritorio.</text:p>
            </text:list-item>
          </text:list>
        </text:list-item>
        <text:list-item>
          <text:p text:style-name="Text_20_body"><text:span text:style-name="Strong_20_Emphasis">Particionamiento del Disco:</text:span></text:p>
          <text:list>
            <text:list-item>
              <text:p text:style-name="Text_20_body">Al llegar al punto de particionamiento del disco, seleccionar la opción "Manual" para crear particiones personalizadas.</text:p>
            </text:list-item>
            <text:list-item>
              <text:p text:style-name="Text_20_body">Crear una partición para el sistema de archivos raíz ("/") con el tamaño deseado, que alojará los archivos del sistema operativo y los programas.</text:p>
            </text:list-item>
            <text:list-item>
              <text:p text:style-name="Text_20_body">Crear una partición separada para "/home/user" donde se almacenarán los datos del usuario. Esto es útil para cuando se necesita reinstalar el sistema sin perder datos personales.</text:p>
            </text:list-item>
            <text:list-item>
              <text:p text:style-name="Text_20_body">Configurar el tipo de sistema de archivos para ambas particiones, recomendando ext4 por su estabilidad y eficiencia.</text:p>
            </text:list-item>
            <text:list-item>
              <text:p text:style-name="Text_20_body">Asegurarse de que la partición de intercambio (swap) también está configurada si es necesario, dependiendo de la memoria RAM disponible.</text:p>
            </text:list-item>
          </text:list>
        </text:list-item>
        <text:list-item>
          <text:p text:style-name="Text_20_body"><text:span text:style-name="Strong_20_Emphasis">Finalización de la Instalación:</text:span></text:p>
          <text:list>
            <text:list-item>
              <text:p text:style-name="Text_20_body">Continuar y finalizar la instalación del sistema operativo.</text:p>
            </text:list-item>
            <text:list-item>
              <text:p text:style-name="Text_20_body">Reiniciar el equipo y retirar el dispositivo USB cuando se indique.</text:p>
            </text:list-item>
          </text:list>
        </text:list-item>
        <text:list-item>
          <text:p text:style-name="Text_20_body"><text:span text:style-name="Strong_20_Emphasis">Verificación:</text:span></text:p>
          <text:list>
            <text:list-item>
              <text:p text:style-name="Text_20_body">Una vez iniciado el sistema, abrir una terminal y usar el comando <text:span text:style-name="Source_20_Text">df -h</text:span> para verificar que las particiones se han creado y montado correctamente.</text:p>
            </text:list-item>
            <text:list-item>
              <text:p text:style-name="Text_20_body">Tomar capturas de pantalla de la salida del comando como evidencia de la correcta configuración de las particiones.</text:p>
            </text:list-item>
          </text:list>
        </text:list-item>
        <text:list-item>
          <text:p text:style-name="Text_20_body"><text:span text:style-name="Strong_20_Emphasis">Informe de Configuración:</text:span></text:p>
          <text:list>
            <text:list-item>
              <text:p text:style-name="Text_20_body"><text:soft-page-break/>Incluir en el informe final una sección detallada sobre el proceso de instalación y particionamiento.</text:p>
            </text:list-item>
            <text:list-item>
              <text:p text:style-name="Text_20_body">Explicar las decisiones tomadas durante el particionamiento, incluyendo el tamaño de las particiones y por qué se eligió separar "/home/user" de la raíz ("/").</text:p>
            </text:list-item>
            <text:list-item>
              <text:p text:style-name="Text_20_body">Adjuntar las capturas de pantalla y cualquier otra documentación relevante.</text:p>
            </text:list-item>
          </text:list>
        </text:list-item>
      </text:list>
      <text:p text:style-name="Text_20_body"><text:span text:style-name="Strong_20_Emphasis">Evaluación de la Parte Práctica:</text:span></text:p>
      <text:list text:style-name="L6">
        <text:list-item>
          <text:p text:style-name="Text_20_body"><text:span text:style-name="Strong_20_Emphasis">Instalación de Debian (30%):</text:span> Se evaluará la correcta instalación del sistema operativo y la configuración inicial.</text:p>
        </text:list-item>
        <text:list-item>
          <text:p text:style-name="Text_20_body"><text:span text:style-name="Strong_20_Emphasis">Gestión de Particiones (50%):</text:span> Puntaje principal en la correcta creación y configuración de las particiones requeridas.</text:p>
        </text:list-item>
        <text:list-item>
          <text:p text:style-name="Text_20_body"><text:span text:style-name="Strong_20_Emphasis">Documentación y Justificación (20%):</text:span> Calidad de la documentación proporcionada y las justificaciones para las decisiones tomadas durante el proceso.</text:p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18:56:23.095034308</meta:creation-date>
    <dc:date>2023-11-06T19:00:46.003949260</dc:date>
    <meta:editing-duration>PT4M22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2" meta:paragraph-count="32" meta:word-count="406" meta:character-count="2605" meta:non-whitespace-character-count="2259"/>
  </office:meta>
</office:document-meta>
</file>